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0.663cm" fo:margin-left="0cm" fo:margin-right="6.338cm" table:align="margins"/>
    </style:style>
    <style:style style:name="Tabell1.A" style:family="table-column">
      <style:table-column-properties style:column-width="3.228cm" style:rel-column-width="1830*"/>
    </style:style>
    <style:style style:name="Tabell1.B" style:family="table-column">
      <style:table-column-properties style:column-width="1.852cm" style:rel-column-width="1050*"/>
    </style:style>
    <style:style style:name="Tabell1.C" style:family="table-column">
      <style:table-column-properties style:column-width="1.588cm" style:rel-column-width="900*"/>
    </style:style>
    <style:style style:name="Tabell1.D" style:family="table-column">
      <style:table-column-properties style:column-width="1.402cm" style:rel-column-width="795*"/>
    </style:style>
    <style:style style:name="Tabell1.E" style:family="table-column">
      <style:table-column-properties style:column-width="1.252cm" style:rel-column-width="710*"/>
    </style:style>
    <style:style style:name="Tabell1.F" style:family="table-column">
      <style:table-column-properties style:column-width="1.341cm" style:rel-column-width="760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F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rint Backlog</text:p>
      <text:p text:style-name="Standard"/>
      <text:p text:style-name="Standard">Skapa Interfacen(meny osv.)</text:p>
      <text:p text:style-name="Standard">Skapa alternativet att kunna lägga till medlemmar och ange informationen</text:p>
      <text:p text:style-name="Standard">Skapa alternativet att kunna se lista med medlemmarna</text:p>
      <text:p text:style-name="Standard">Skapa alternativet att ta bort en medlem.</text:p>
      <text:p text:style-name="Standard">Lägga till felhantering</text:p>
      <text:p text:style-name="Standard">Testning</text:p>
      <text:p text:style-name="Standard"/>
      <text:p text:style-name="Standard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Från början</text:p>
          </table:table-cell>
          <table:table-cell table:style-name="Tabell1.A1" office:value-type="string">
            <text:p text:style-name="Table_20_Contents">Dag 1</text:p>
          </table:table-cell>
          <table:table-cell table:style-name="Tabell1.A1" office:value-type="string">
            <text:p text:style-name="Table_20_Contents">Dag 2</text:p>
          </table:table-cell>
          <table:table-cell table:style-name="Tabell1.A1" office:value-type="string">
            <text:p text:style-name="Table_20_Contents">Dag 3</text:p>
          </table:table-cell>
          <table:table-cell table:style-name="Tabell1.F1" office:value-type="string">
            <text:p text:style-name="Table_20_Contents">Dag 4</text:p>
          </table:table-cell>
        </table:table-row>
        <table:table-row>
          <table:table-cell table:style-name="Tabell1.A2" office:value-type="string">
            <text:p text:style-name="Table_20_Contents">Skapa Interface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Skapa registret</text:p>
          </table:table-cell>
          <table:table-cell table:style-name="Tabell1.B2" office:value-type="float" office:value="5">
            <text:p text:style-name="Table_20_Contents">5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Skapa alternativ att lägga till medlemmar med info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Skapa alternativ att kunna se lista med medlemmarna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Skapa alternativ att ta bort en medlem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Lägga till felhantering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Testning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Svensson</meta:initial-creator>
    <meta:creation-date>2014-01-08T21:38:55.66</meta:creation-date>
    <dc:date>2014-01-10T01:56:35.59</dc:date>
    <dc:creator>Sebastian Svensson</dc:creator>
    <meta:editing-duration>PT2H53M20S</meta:editing-duration>
    <meta:editing-cycles>6</meta:editing-cycles>
    <meta:generator>OpenOffice.org/3.3$Win32 OpenOffice.org_project/330m20$Build-9567</meta:generator>
    <meta:document-statistic meta:table-count="1" meta:image-count="0" meta:object-count="0" meta:page-count="1" meta:paragraph-count="41" meta:word-count="97" meta:character-count="497"/>
  </office:meta>
</office:document-meta>
</file>